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9.<text:s/>Write a Prolog Program for A DB WITH NAME, DOB.</text:p>
      <text:p text:style-name="Normal"/>
      <text:p text:style-name="Normal">% --- Facts: dob(Name, Date) ---</text:p>
      <text:p text:style-name="Normal">dob('Alice', date(15, april, 2000)).</text:p>
      <text:p text:style-name="Normal">dob('Bob', date(7, january, 1998)).</text:p>
      <text:p text:style-name="Normal">dob('Charlie', date(23, june, 1999)).</text:p>
      <text:p text:style-name="Normal">dob('Diana', date(1, december, 2001)).</text:p>
      <text:p text:style-name="Normal">dob('Eve', date(31, october, 1997)).</text:p>
      <text:p text:style-name="Normal"/>
      <text:p text:style-name="Normal">Output :</text:p>
      <text:p text:style-name="Normal">?- dob('Charlie', DOB).</text:p>
      <text:p text:style-name="Normal">DOB = date(23, june, 1999).</text:p>
      <text:p text:style-name="Normal"/>
      <text:p text:style-name="Normal">?- dob(Name, date(_, _, 1999)).</text:p>
      <text:p text:style-name="Normal">Name = 'Charlie'.</text:p>
      <text:p text:style-name="Normal"/>
      <text:p text:style-name="Normal">?- dob(Name, DOB).</text:p>
      <text:p text:style-name="Normal">Name = 'Alice',</text:p>
      <text:p text:style-name="Normal">DOB = date(15, april, 2000) ;</text:p>
      <text:p text:style-name="Normal">Name = 'Bob',</text:p>
      <text:p text:style-name="Normal">DOB = date(7, january, 1998) ;</text:p>
      <text:p text:style-name="Normal">Name = 'Charlie',</text:p>
      <text:p text:style-name="Normal">DOB = date(23, june, 1999) ;</text:p>
      <text:p text:style-name="Normal">Name = 'Diana',</text:p>
      <text:p text:style-name="Normal">DOB = date(1, december, 2001) ;</text:p>
      <text:p text:style-name="Normal">Name = 'Eve',</text:p>
      <text:p text:style-name="Normal">DOB = date(31, october, 1997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6:01:00Z</meta:creation-date>
    <dc:date>2025-07-08T16:04:00Z</dc:date>
    <meta:template xlink:href="Normal.dotm" xlink:type="simple"/>
    <meta:editing-cycles>1</meta:editing-cycles>
    <meta:editing-duration>PT180S</meta:editing-duration>
    <meta:document-statistic meta:page-count="1" meta:paragraph-count="1" meta:word-count="95" meta:character-count="636" meta:row-count="4" meta:non-whitespace-character-count="542"/>
  </office:meta>
</office:document-meta>
</file>